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justify"/>
    </style:style>
    <style:style style:name="P4" style:parent-style-name="Standard" style:family="paragraph">
      <style:paragraph-properties fo:text-align="center"/>
    </style:style>
    <style:style style:name="P5" style:parent-style-name="Standard" style:family="paragraph">
      <style:paragraph-properties fo:text-align="justify"/>
    </style:style>
    <style:style style:name="P6" style:parent-style-name="Standard" style:list-style-name="LFO1" style:family="paragraph">
      <style:paragraph-properties fo:text-align="justify"/>
    </style:style>
    <style:style style:name="P7" style:parent-style-name="Standard" style:list-style-name="LFO1" style:family="paragraph">
      <style:paragraph-properties fo:text-align="justify"/>
    </style:style>
    <style:style style:name="P8" style:parent-style-name="Standard" style:list-style-name="LFO1" style:family="paragraph">
      <style:paragraph-properties fo:text-align="justify"/>
    </style:style>
    <style:style style:name="P9" style:parent-style-name="Standard" style:list-style-name="LFO1" style:family="paragraph">
      <style:paragraph-properties fo:text-align="justify"/>
    </style:style>
    <style:style style:name="P10" style:parent-style-name="Standard" style:list-style-name="LFO1" style:family="paragraph">
      <style:paragraph-properties fo:text-align="justify"/>
    </style:style>
    <style:style style:name="P11" style:parent-style-name="Standard" style:list-style-name="LFO1" style:family="paragraph">
      <style:paragraph-properties fo:text-align="justify"/>
    </style:style>
    <style:style style:name="P12" style:parent-style-name="Standard" style:list-style-name="LFO1" style:family="paragraph">
      <style:paragraph-properties fo:text-align="justify"/>
    </style:style>
    <style:style style:name="P13" style:parent-style-name="Standard" style:list-style-name="LFO1" style:family="paragraph">
      <style:paragraph-properties fo:text-align="justify"/>
    </style:style>
    <style:style style:name="P14" style:parent-style-name="Standard" style:list-style-name="LFO1" style:family="paragraph">
      <style:paragraph-properties fo:text-align="justify"/>
    </style:style>
    <style:style style:name="P15" style:parent-style-name="Standard" style:list-style-name="LFO1" style:family="paragraph">
      <style:paragraph-properties fo:text-align="justify"/>
    </style:style>
    <style:style style:name="P16" style:parent-style-name="Standard" style:list-style-name="LFO1"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list-style-name="LFO2" style:family="paragraph">
      <style:paragraph-properties fo:text-align="justify"/>
    </style:style>
    <style:style style:name="P20" style:parent-style-name="Standard" style:list-style-name="LFO2" style:family="paragraph">
      <style:paragraph-properties fo:text-align="justify"/>
    </style:style>
    <style:style style:name="P21" style:parent-style-name="Standard" style:list-style-name="LFO2" style:family="paragraph">
      <style:paragraph-properties fo:text-align="justify"/>
    </style:style>
    <style:style style:name="P22" style:parent-style-name="Standard" style:list-style-name="LFO2" style:family="paragraph">
      <style:paragraph-properties fo:text-align="justify"/>
    </style:style>
    <style:style style:name="P23" style:parent-style-name="Standard" style:list-style-name="LFO2"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list-style-name="LFO3" style:family="paragraph">
      <style:paragraph-properties fo:text-align="justify"/>
    </style:style>
    <style:style style:name="P27" style:parent-style-name="Standard" style:list-style-name="LFO3" style:family="paragraph">
      <style:paragraph-properties fo:text-align="justify"/>
    </style:style>
    <style:style style:name="P28" style:parent-style-name="Standard" style:list-style-name="LFO3" style:family="paragraph">
      <style:paragraph-properties fo:text-align="justify"/>
    </style:style>
    <style:style style:name="P29" style:parent-style-name="Standard" style:list-style-name="LFO3" style:family="paragraph">
      <style:paragraph-properties fo:text-align="justify"/>
    </style:style>
    <style:style style:name="P30" style:parent-style-name="Standard" style:list-style-name="LFO3" style:family="paragraph">
      <style:paragraph-properties fo:text-align="justify"/>
    </style:style>
    <style:style style:name="P31" style:parent-style-name="Standard" style:list-style-name="LFO3"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list-style-name="LFO4" style:family="paragraph">
      <style:paragraph-properties fo:text-align="justify"/>
    </style:style>
    <style:style style:name="P35" style:parent-style-name="Standard" style:list-style-name="LFO5" style:family="paragraph">
      <style:paragraph-properties fo:text-align="justify"/>
    </style:style>
    <style:style style:name="P36" style:parent-style-name="Standard" style:list-style-name="LFO5" style:family="paragraph">
      <style:paragraph-properties fo:text-align="justify"/>
    </style:style>
    <style:style style:name="P37" style:parent-style-name="Standard" style:list-style-name="LFO5" style:family="paragraph">
      <style:paragraph-properties fo:text-align="justify"/>
    </style:style>
    <style:style style:name="P38" style:parent-style-name="Standard" style:list-style-name="LFO5" style:family="paragraph">
      <style:paragraph-properties fo:text-align="justify"/>
    </style:style>
    <style:style style:name="P39" style:parent-style-name="Standard" style:list-style-name="LFO6" style:family="paragraph">
      <style:paragraph-properties fo:text-align="justify"/>
    </style:style>
    <style:style style:name="P40" style:parent-style-name="Standard" style:list-style-name="LFO7" style:family="paragraph">
      <style:paragraph-properties fo:text-align="justify"/>
    </style:style>
    <style:style style:name="P41" style:parent-style-name="Standard" style:list-style-name="LFO7" style:family="paragraph">
      <style:paragraph-properties fo:text-align="justify"/>
    </style:style>
    <style:style style:name="P42" style:parent-style-name="Standard" style:list-style-name="LFO7" style:family="paragraph">
      <style:paragraph-properties fo:text-align="justify"/>
    </style:style>
    <style:style style:name="P43" style:parent-style-name="Standard" style:list-style-name="LFO7" style:family="paragraph">
      <style:paragraph-properties fo:text-align="justify"/>
    </style:style>
    <style:style style:name="P44" style:parent-style-name="Standard" style:list-style-name="LFO7" style:family="paragraph">
      <style:paragraph-properties fo:text-align="justify"/>
    </style:style>
    <style:style style:name="P45" style:parent-style-name="Standard" style:list-style-name="LFO7" style:family="paragraph">
      <style:paragraph-properties fo:text-align="justify"/>
    </style:style>
  </office:automatic-styles>
  <office:body>
    <office:text text:use-soft-page-breaks="true">
      <text:p text:style-name="P1">Application sport KeepCool</text:p>
      <text:p text:style-name="P2"/>
      <text:p text:style-name="P3">Lien de la maquette Android : https://www.ninjamock.com/s/9KW25Wx</text:p>
      <text:p text:style-name="P4"/>
      <text:p text:style-name="P5">Fonctionnalités :</text:p>
      <text:list text:style-name="LFO1" text:continue-numbering="true">
        <text:list-item>
          <text:p text:style-name="P6">(Compte KeepCool / Identifiant unique (ex : ff#77998))</text:p>
        </text:list-item>
        <text:list-item>
          <text:p text:style-name="P7">Accès à une base<text:s/>de données regroupant toutes les machines Technogym du réseau KeepCool</text:p>
        </text:list-item>
        <text:list-item>
          <text:p text:style-name="P8">(Localiser sa salle, pour n'avoir accès qu'aux machines spécifiques à celle-ci)</text:p>
        </text:list-item>
        <text:list-item>
          <text:p text:style-name="P9">Possibilité de créer une ou plusieurs playlists de musculation.</text:p>
        </text:list-item>
        <text:list-item>
          <text:p text:style-name="P10">L'utilisateur peut sélectionner une à plusieurs machines dans chaque<text:s/>playlist.</text:p>
        </text:list-item>
        <text:list-item>
          <text:p text:style-name="P11">L'utilisateur peut attribuer un nom (défaut : nom de la machine), un nombre de séries, un nombre de répétition différent par série, un temps de récupération global par série (chronomètre intégré).</text:p>
        </text:list-item>
        <text:list-item>
          <text:p text:style-name="P12">Chaque machine peut<text:s/>disposer d'informations concernant son utilisation (gestion de la respiration, position du dos...). Possibilité de réserver ces données uniquement aux aspects sécuritaires.</text:p>
        </text:list-item>
        <text:list-item>
          <text:p text:style-name="P13">Lors du lancement d'une playlist, l'application donne à l'utilisateur l'ordre de ses machines, sa série actuelle avec le poids attribué, et le temps de récupération. (Possibilité de passer la récupération et de passer une machine / la reporter à plus tard / se voir attribuer une autre machine du même groupe musculaire si la machine est<text:s/>occupée).</text:p>
        </text:list-item>
        <text:list-item>
          <text:p text:style-name="P14">(Possibilité pour les coachs d'envoyer des playlists à des utilisateurs en utilisant leur identifiant.)</text:p>
        </text:list-item>
        <text:list-item>
          <text:p text:style-name="P15">(Possibilité pour l'utilisateur de donner un ressenti de la séance à la fin de celle-ci, visible par le coach de la salle.)</text:p>
        </text:list-item>
        <text:list-item>
          <text:p text:style-name="P16">(Possibilité pour<text:s/>le coach de consulter les fiches des clients, avec le nombre de passages à la salle, les commentaires de fin de séance.)</text:p>
        </text:list-item>
      </text:list>
      <text:p text:style-name="P17"/>
      <text:p text:style-name="P18">Suggestion :</text:p>
      <text:list text:style-name="LFO2" text:continue-numbering="true">
        <text:list-item>
          <text:p text:style-name="P19">Rendre l'application unique à KeepCool, en intégrant un suivi des machines numériques (appareils à cardio avec mémoire de<text:s/>session).</text:p>
        </text:list-item>
        <text:list-item>
          <text:p text:style-name="P20">Ne pas donner d'informations concernant l'utilisation des machines, afin de ne pas diminuer le rôle des coachs.</text:p>
        </text:list-item>
        <text:list-item>
          <text:p text:style-name="P21">Permettre un suivi de l'évolution du poids, de la masse musculaire, des poids mis pour chaque<text:s/>machine, du nombre de séries par machines.</text:p>
        </text:list-item>
        <text:list-item>
          <text:p text:style-name="P22">Proposer des aides automatiques suivant le niveau de l'utilisateur (débutant, intermédiaire, pro).</text:p>
        </text:list-item>
        <text:list-item>
          <text:p text:style-name="P23">Proposer des conseils selon le résultat recherché (perte de poids, force, prise de masse musculaire).</text:p>
        </text:list-item>
      </text:list>
      <text:p text:style-name="P24"/>
      <text:p text:style-name="P25">Implémentation supplémentaire :</text:p>
      <text:list text:style-name="LFO3" text:continue-numbering="true">
        <text:list-item>
          <text:p text:style-name="P26">Site PHP connecté<text:s/>à une base de<text:s/>données.</text:p>
        </text:list-item>
        <text:list-item>
          <text:p text:style-name="P27">Insertion des enregistrements dans la base de données grâce à un compte administrateur.</text:p>
        </text:list-item>
        <text:list-item>
          <text:p text:style-name="P28">(Insertion de plusieurs enregistrements depuis un .csv)</text:p>
        </text:list-item>
        <text:list-item>
          <text:p text:style-name="P29">(Exporter la base de données dans un .csv)</text:p>
        </text:list-item>
        <text:list-item>
          <text:p text:style-name="P30">Intermédiaire entre la base de données et l'application mobile.</text:p>
        </text:list-item>
        <text:list-item>
          <text:p text:style-name="P31">L'application mobile récupère les données de la base de<text:s/>données<text:s/>via le serveur PHP. Elle copie ensuite ces données en local, afin d'être fonctionnelle même hors ligne. Elle vérifie à chaque lancement qu'il n'y a pas eu de mises à jour sur<text:s/>la BDD.</text:p>
        </text:list-item>
      </text:list>
      <text:p text:style-name="P32"/>
      <text:p text:style-name="P33">Scénarios :</text:p>
      <text:list text:style-name="LFO4" text:continue-numbering="true">
        <text:list-item>
          <text:p text:style-name="P34">Scénario de base, playlist générée par le coach :</text:p>
        </text:list-item>
      </text:list>
      <text:list text:style-name="LFO5" text:continue-numbering="true">
        <text:list-item>
          <text:list>
            <text:list-item>
              <text:p text:style-name="P35">L'utilisateur télécharge l'application.</text:p>
            </text:list-item>
            <text:list-item>
              <text:p text:style-name="P36">Il se voit attribuer un code par son coach, code qui a été généré automatiquement.</text:p>
            </text:list-item>
            <text:list-item>
              <text:p text:style-name="P37">Ce code lui permet d'accéder à des playlists créées par son<text:s/>coach spécialement pour lui (qui correspondent à l'identique au programme qui lui a été attribué par papier).</text:p>
            </text:list-item>
            <text:list-item>
              <text:p text:style-name="P38">L'utilisateur n'a plus qu'à configurer ses poids, car ceux-ci peuvent ne pas lui être adaptés.</text:p>
            </text:list-item>
          </text:list>
        </text:list-item>
      </text:list>
      <text:list text:style-name="LFO6" text:continue-numbering="true">
        <text:list-item>
          <text:p text:style-name="P39">Scénario alternatif, playlist générée par l'utilisateur :</text:p>
        </text:list-item>
      </text:list>
      <text:list text:style-name="LFO7" text:continue-numbering="true">
        <text:list-item>
          <text:list>
            <text:list-item>
              <text:p text:style-name="P40">L'utilisateur souhaite créer une liste d'exercices à faire sur les machines de sa salle de sport.</text:p>
            </text:list-item>
            <text:list-item>
              <text:p text:style-name="P41">Il crée une playlist qu'il nomme « Jambes ».</text:p>
            </text:list-item>
            <text:list-item>
              <text:p text:style-name="P42">Il sélectionne les machines qu'il souhaite utiliser. Ici, il souhaite utiliser les machines « Leg<text:s/>Extension », « Leg Curl », « Leg Press ».</text:p>
            </text:list-item>
            <text:list-item>
              <text:p text:style-name="P43">Pour chacune de ces machines, il souhaite affecter un nom (pour représenter l'exercice, nom de la machine par défaut), un nombre de séries différents, et un nombre de répétitions dégressif avec des poids progressifs. Le<text:s/>temps de récupération est unique à chaque machine, et<text:s/>est<text:s/>sélectionné<text:s/>par l'utilisateur.</text:p>
            </text:list-item>
            <text:list-item>
              <text:p text:style-name="P44">Sa playlist « Jambes » se constitue de la machine « Leg Extension », nom par défaut, 4 séries, 15 15 12 12 répétitions, de poids 15-20-25-30kg, 1m de récupération ; de la machine « Leg Curl », nom par défaut, 5 séries, 20 15 15 12 12 répétitions, de poids 15-15-20-25-30kg, 1m de récupération ; de la machine « Leg Press », nom par défaut, 4 séries, 15 15 12 12 répétitions, de poids 70-80-90-100kg, 1m30 de récupération.</text:p>
            </text:list-item>
            <text:list-item>
              <text:p text:style-name="P45">Bonus : Il souhaite aussi varier ses exercices sur la machine « Leg Press », pour la faire avec une seule jambe. Il ajoute une 2éme fois la machine, et attribue les données relatives à la 'nouvelle' machine. Il obtient alors : « Leg Press », nom « Leg Press 1<text:s/>J » 3 séries, 15 12 12 répétitions, de poids 40-50-60kg, 1m30 de récupératio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oni Baroukh</dc:creator>
    <meta:creation-date>2018-02-02T08:08:00Z</meta:creation-date>
    <dc:date>2018-02-16T12:50:00Z</dc:date>
    <meta:template xlink:href="Normal" xlink:type="simple"/>
    <meta:editing-cycles>13</meta:editing-cycles>
    <meta:editing-duration>PT16740S</meta:editing-duration>
    <meta:document-statistic meta:page-count="2" meta:paragraph-count="9" meta:word-count="709" meta:character-count="4605" meta:row-count="32" meta:non-whitespace-character-count="3905"/>
  </office:meta>
</office:document-meta>
</file>